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style:style style:name="P3" style:family="paragraph" style:parent-style-name="Preformatted_20_Text">
      <style:paragraph-properties fo:margin-top="0in" fo:margin-bottom="0.1965in" loext:contextual-spacing="false"/>
    </style:style>
    <style:style style:name="T1" style:family="text">
      <style:text-properties fo:color="#f8f8f2"/>
    </style:style>
    <style:style style:name="T2" style:family="text">
      <style:text-properties fo:color="#75715e"/>
    </style:style>
    <style:style style:name="T3" style:family="text">
      <style:text-properties fo:color="#ae81ff"/>
    </style:style>
    <style:style style:name="T4" style:family="text">
      <style:text-properties fo:color="#e6db74"/>
    </style:style>
    <style:style style:name="T5" style:family="text">
      <style:text-properties fo:color="#f92672"/>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ebugging Using PRY</text:h>
      <text:p text:style-name="Text_20_body">As you develop and debug your programs, often times you'll find it useful to test ideas in a "sandbox" environment where you can get quick feedback on the state of your code. We'll use a Ruby <text:span text:style-name="Strong_20_Emphasis">REPL</text:span> to this end. To review, <text:span text:style-name="Strong_20_Emphasis">REPL</text:span> stands for <text:span text:style-name="Strong_20_Emphasis">R</text:span>ead, <text:span text:style-name="Strong_20_Emphasis">E</text:span>valuate, <text:span text:style-name="Strong_20_Emphasis">P</text:span>rint, <text:span text:style-name="Strong_20_Emphasis">L</text:span>oop.</text:p>
      <text:p text:style-name="Text_20_body">At App Academy, our Ruby REPL of choice is <text:a xlink:type="simple" xlink:href="http://www.pryrepl.org/" office:target-frame-name="_blank" xlink:show="new" text:style-name="Internet_20_link" text:visited-style-name="Visited_20_Internet_20_Link"><text:span text:style-name="Strong_20_Emphasis">Pry</text:span></text:a>. Pry is an open source project developed as an alternative to IRB, the standard Ruby REPL. Pry is a much more powerful tool that allows for more efficient and effective debugging. Because of this, we'll prefer Pry over the standard REPL.</text:p>
      <text:h text:style-name="Heading_20_3" text:outline-level="3">Installing Pry</text:h>
      <text:p text:style-name="Text_20_body">If you haven't installed Pry already, you can run the following commands in your command line to get set up:</text:p>
      <text:list xml:id="list2118045961073495047" text:style-name="L1">
        <text:list-item>
          <text:p text:style-name="P2"><text:span text:style-name="Source_20_Text">gem install pry</text:span> - this will install the main pry gem</text:p>
        </text:list-item>
        <text:list-item>
          <text:p text:style-name="P1"><text:span text:style-name="Source_20_Text">gem install pry-doc</text:span> - this will allow us to view ruby documentation in Pry, a nice bonus!</text:p>
        </text:list-item>
      </text:list>
      <text:h text:style-name="Heading_20_3" text:outline-level="3">Using Pry</text:h>
      <text:p text:style-name="Text_20_body">You can begin a pry session by simply using the command <text:span text:style-name="Source_20_Text">pry</text:span> in your command line. You'll be greeted by a seemingly unassuming REPL:</text:p>
      <text:p text:style-name="Preformatted_20_Text"><text:span text:style-name="Source_20_Text"><text:span text:style-name="T2">$</text:span></text:span><text:span text:style-name="Source_20_Text"><text:span text:style-name="T1"> pry</text:span></text:span></text:p>
      <text:p text:style-name="P3"><text:span text:style-name="Source_20_Text"><text:span text:style-name="T1">[1] pry(main)&gt;</text:span></text:span></text:p>
      <text:p text:style-name="Text_20_body">Like any REPL, you can type Ruby code line by line to test ideas on the fly. Every line you write will have it's evaluation displayed with <text:span text:style-name="Source_20_Text">=&gt;</text:span>:</text:p>
      <text:p text:style-name="Preformatted_20_Text"><text:span text:style-name="Source_20_Text"><text:span text:style-name="T1">[</text:span></text:span><text:span text:style-name="Source_20_Text"><text:span text:style-name="T3">1</text:span></text:span><text:span text:style-name="Source_20_Text"><text:span text:style-name="T1">] pry(main)&gt; greens = [</text:span></text:span><text:span text:style-name="Source_20_Text"><text:span text:style-name="T4">"kale"</text:span></text:span><text:span text:style-name="Source_20_Text"><text:span text:style-name="T1">, </text:span></text:span><text:span text:style-name="Source_20_Text"><text:span text:style-name="T4">"spinach"</text:span></text:span><text:span text:style-name="Source_20_Text"><text:span text:style-name="T1">, </text:span></text:span><text:span text:style-name="Source_20_Text"><text:span text:style-name="T4">"arugula"</text:span></text:span><text:span text:style-name="Source_20_Text"><text:span text:style-name="T1">]</text:span></text:span></text:p>
      <text:p text:style-name="Preformatted_20_Text"><text:span text:style-name="Source_20_Text"><text:span text:style-name="T1">=&gt; [</text:span></text:span><text:span text:style-name="Source_20_Text"><text:span text:style-name="T4">"kale"</text:span></text:span><text:span text:style-name="Source_20_Text"><text:span text:style-name="T1">, </text:span></text:span><text:span text:style-name="Source_20_Text"><text:span text:style-name="T4">"spinach"</text:span></text:span><text:span text:style-name="Source_20_Text"><text:span text:style-name="T1">, </text:span></text:span><text:span text:style-name="Source_20_Text"><text:span text:style-name="T4">"arugula"</text:span></text:span><text:span text:style-name="Source_20_Text"><text:span text:style-name="T1">]</text:span></text:span></text:p>
      <text:p text:style-name="Preformatted_20_Text"><text:span text:style-name="Source_20_Text"><text:span text:style-name="T1">[</text:span></text:span><text:span text:style-name="Source_20_Text"><text:span text:style-name="T3">2</text:span></text:span><text:span text:style-name="Source_20_Text"><text:span text:style-name="T1">] pry(main)&gt; greens &lt;&lt; </text:span></text:span><text:span text:style-name="Source_20_Text"><text:span text:style-name="T4">"broccoli"</text:span></text:span></text:p>
      <text:p text:style-name="Preformatted_20_Text"><text:span text:style-name="Source_20_Text"><text:span text:style-name="T1">=&gt; [</text:span></text:span><text:span text:style-name="Source_20_Text"><text:span text:style-name="T4">"kale"</text:span></text:span><text:span text:style-name="Source_20_Text"><text:span text:style-name="T1">, </text:span></text:span><text:span text:style-name="Source_20_Text"><text:span text:style-name="T4">"spinach"</text:span></text:span><text:span text:style-name="Source_20_Text"><text:span text:style-name="T1">, </text:span></text:span><text:span text:style-name="Source_20_Text"><text:span text:style-name="T4">"arugula"</text:span></text:span><text:span text:style-name="Source_20_Text"><text:span text:style-name="T1">, </text:span></text:span><text:span text:style-name="Source_20_Text"><text:span text:style-name="T4">"broccoli"</text:span></text:span><text:span text:style-name="Source_20_Text"><text:span text:style-name="T1">]</text:span></text:span></text:p>
      <text:p text:style-name="Preformatted_20_Text"><text:span text:style-name="Source_20_Text"><text:span text:style-name="T1">[</text:span></text:span><text:span text:style-name="Source_20_Text"><text:span text:style-name="T3">3</text:span></text:span><text:span text:style-name="Source_20_Text"><text:span text:style-name="T1">] pry(main)&gt; greens.length</text:span></text:span></text:p>
      <text:p text:style-name="P3"><text:span text:style-name="Source_20_Text"><text:span text:style-name="T1">=&gt; </text:span></text:span><text:span text:style-name="Source_20_Text"><text:span text:style-name="T3">4</text:span></text:span></text:p>
      <text:p text:style-name="Text_20_body">You could even copy and paste multiple lines of code into a pry session. That's nothing groundbreaking, but what advanced tools does pry offer us?</text:p>
      <text:h text:style-name="Heading_20_4" text:outline-level="4">ls</text:h>
      <text:p text:style-name="Text_20_body">We can use <text:span text:style-name="Source_20_Text">ls</text:span> to list methods that we can use in a given context. For example let's say we wanted to know what methods we have available to use on strings by entering <text:span text:style-name="Source_20_Text">ls String</text:span> in Pry:</text:p>
      <text:p text:style-name="Preformatted_20_Text"><text:span text:style-name="Source_20_Text"><text:span text:style-name="T1">[</text:span></text:span><text:span text:style-name="Source_20_Text"><text:span text:style-name="T3">1</text:span></text:span><text:span text:style-name="Source_20_Text"><text:span text:style-name="T1">] pry(main)&gt; ls String</text:span></text:span></text:p>
      <text:p text:style-name="Preformatted_20_Text"><text:span text:style-name="Source_20_Text"><text:span text:style-name="T1">String.methods: try_convert</text:span></text:span></text:p>
      <text:p text:style-name="Preformatted_20_Text"><text:span text:style-name="Source_20_Text"><text:span text:style-name="T1">String#methods:</text:span></text:span></text:p>
      <text:p text:style-name="Preformatted_20_Text"><text:span text:style-name="Source_20_Text"><text:span text:style-name="T1"><text:s text:c="2"/></text:span></text:span><text:span text:style-name="Source_20_Text"><text:span text:style-name="T2">% <text:s text:c="11"/>capitalize <text:s text:c="2"/>delete! <text:s text:c="15"/>end_with? <text:s text:c="9"/>ljust <text:s text:c="8"/>rpartition <text:s text:c="2"/>strip <text:s text:c="5"/>tr! <text:s text:c="15"/></text:span></text:span></text:p>
      <text:p text:style-name="Preformatted_20_Text"><text:soft-page-break/><text:span text:style-name="Source_20_Text"><text:span text:style-name="T1"><text:s text:c="2"/>* <text:s text:c="11"/>capitalize! <text:s/>delete_prefix <text:s text:c="9"/>eql? <text:s text:c="14"/>lstrip <text:s text:c="7"/>rstrip <text:s text:c="6"/>strip! <text:s text:c="4"/>tr_s <text:s text:c="14"/></text:span></text:span></text:p>
      <text:p text:style-name="Preformatted_20_Text"><text:span text:style-name="Source_20_Text"><text:span text:style-name="T1"><text:s text:c="2"/>+ <text:s text:c="11"/>casecmp <text:s text:c="5"/>delete_prefix! <text:s text:c="8"/>force_encoding <text:s text:c="4"/>lstrip! <text:s text:c="6"/>rstrip! <text:s text:c="5"/>sub <text:s text:c="7"/>tr_s! <text:s text:c="13"/></text:span></text:span></text:p>
      <text:p text:style-name="Preformatted_20_Text"><text:span text:style-name="Source_20_Text"><text:span text:style-name="T1"><text:s text:c="2"/>+@ <text:s text:c="10"/>casecmp? <text:s text:c="4"/>delete_suffix <text:s text:c="9"/>freeze <text:s text:c="12"/>match <text:s text:c="8"/>scan <text:s text:c="8"/>sub! <text:s text:c="6"/>undump <text:s text:c="12"/></text:span></text:span></text:p>
      <text:p text:style-name="Preformatted_20_Text"><text:span text:style-name="Source_20_Text"><text:span text:style-name="T1"><text:s text:c="2"/>-@ <text:s text:c="10"/>center <text:s text:c="6"/>delete_suffix! <text:s text:c="8"/>getbyte <text:s text:c="11"/>match? <text:s text:c="7"/>scrub <text:s text:c="7"/>succ <text:s text:c="6"/>unicode_normalize <text:s/></text:span></text:span></text:p>
      <text:p text:style-name="Preformatted_20_Text"><text:span text:style-name="Source_20_Text"><text:span text:style-name="T1"><text:s text:c="2"/>&lt;&lt; <text:s text:c="10"/>chars <text:s text:c="7"/>downcase <text:s text:c="14"/>grapheme_clusters <text:s/>next <text:s text:c="9"/>scrub! <text:s text:c="6"/>succ! <text:s text:c="5"/>unicode_normalize!</text:span></text:span></text:p>
      <text:p text:style-name="Preformatted_20_Text"><text:span text:style-name="Source_20_Text"><text:span text:style-name="T1"><text:s text:c="2"/>&lt;=&gt; <text:s text:c="9"/>chomp <text:s text:c="7"/>downcase! <text:s text:c="13"/>gsub <text:s text:c="14"/>next! <text:s text:c="8"/>setbyte <text:s text:c="5"/>sum <text:s text:c="7"/>unicode_normalized?</text:span></text:span></text:p>
      <text:p text:style-name="Preformatted_20_Text"><text:span text:style-name="Source_20_Text"><text:span text:style-name="T1"><text:s text:c="2"/>== <text:s text:c="10"/>chomp! <text:s text:c="6"/>dump <text:s text:c="18"/>gsub! <text:s text:c="13"/>oct <text:s text:c="10"/>shell_split <text:s/>swapcase <text:s text:c="2"/>unpack <text:s text:c="12"/></text:span></text:span></text:p>
      <text:p text:style-name="Preformatted_20_Text"><text:span text:style-name="Source_20_Text"><text:span text:style-name="T1"><text:s text:c="2"/>=== <text:s text:c="9"/>chop <text:s text:c="8"/>each_byte <text:s text:c="13"/>hash <text:s text:c="14"/>ord <text:s text:c="10"/>shellescape <text:s/>swapcase! <text:s/>unpack1 <text:s text:c="11"/></text:span></text:span></text:p>
      <text:p text:style-name="Preformatted_20_Text"><text:span text:style-name="Source_20_Text"><text:span text:style-name="T1"><text:s text:c="2"/>=~ <text:s text:c="10"/>chop! <text:s text:c="7"/>each_char <text:s text:c="13"/>hex <text:s text:c="15"/>partition <text:s text:c="4"/>shellsplit <text:s text:c="2"/>to_c <text:s text:c="6"/>upcase <text:s text:c="12"/></text:span></text:span></text:p>
      <text:p text:style-name="Preformatted_20_Text"><text:span text:style-name="Source_20_Text"><text:span text:style-name="T1"><text:s text:c="2"/>[] <text:s text:c="10"/>chr <text:s text:c="9"/>each_codepoint <text:s text:c="8"/>include? <text:s text:c="10"/>prepend <text:s text:c="6"/>size <text:s text:c="8"/>to_f <text:s text:c="6"/>upcase! <text:s text:c="11"/></text:span></text:span></text:p>
      <text:p text:style-name="Preformatted_20_Text"><text:span text:style-name="Source_20_Text"><text:span text:style-name="T1"><text:s text:c="2"/>[]= <text:s text:c="9"/>clear <text:s text:c="7"/>each_grapheme_cluster <text:s/>index <text:s text:c="13"/>pretty_print <text:s/>slice <text:s text:c="7"/>to_i <text:s text:c="6"/>upto <text:s text:c="14"/></text:span></text:span></text:p>
      <text:p text:style-name="Preformatted_20_Text"><text:span text:style-name="Source_20_Text"><text:span text:style-name="T1"><text:s text:c="2"/>ascii_only? <text:s/>codepoints <text:s text:c="2"/>each_line <text:s text:c="13"/>insert <text:s text:c="12"/>replace <text:s text:c="6"/>slice! <text:s text:c="6"/>to_r <text:s text:c="6"/>valid_encoding? <text:s text:c="3"/></text:span></text:span></text:p>
      <text:p text:style-name="Preformatted_20_Text"><text:span text:style-name="Source_20_Text"><text:span text:style-name="T1"><text:s text:c="2"/>b <text:s text:c="11"/>concat <text:s text:c="6"/>empty? <text:s text:c="16"/>inspect <text:s text:c="11"/>reverse <text:s text:c="6"/>split <text:s text:c="7"/>to_s <text:s text:c="4"/></text:span></text:span></text:p>
      <text:p text:style-name="Preformatted_20_Text"><text:span text:style-name="Source_20_Text"><text:span text:style-name="T1"><text:s text:c="2"/>bytes <text:s text:c="7"/>count <text:s text:c="7"/>encode <text:s text:c="16"/>intern <text:s text:c="12"/>reverse! <text:s text:c="5"/>squeeze <text:s text:c="5"/>to_str <text:s text:c="2"/></text:span></text:span></text:p>
      <text:p text:style-name="Preformatted_20_Text"><text:span text:style-name="Source_20_Text"><text:span text:style-name="T1"><text:s text:c="2"/>bytesize <text:s text:c="4"/>crypt <text:s text:c="7"/>encode! <text:s text:c="15"/>length <text:s text:c="12"/>rindex <text:s text:c="7"/>squeeze! <text:s text:c="4"/>to_sym <text:s text:c="2"/></text:span></text:span></text:p>
      <text:p text:style-name="P3"><text:span text:style-name="Source_20_Text"><text:span text:style-name="T1"><text:s text:c="2"/>byteslice <text:s text:c="3"/>delete <text:s text:c="6"/>encoding <text:s text:c="14"/>lines <text:s text:c="13"/>rjust <text:s text:c="8"/>start_with? <text:s/>tr <text:s text:c="5"/></text:span></text:span></text:p>
      <text:p text:style-name="Text_20_body">Whoa! There are tons of methods that we haven't even learned. Don't be intimidated, documentation is your friend. From this point you can search the <text:a xlink:type="simple" xlink:href="https://ruby-doc.org/" office:target-frame-name="_blank" xlink:show="new" text:style-name="Internet_20_link" text:visited-style-name="Visited_20_Internet_20_Link">Ruby Docs</text:a> in your web browser to gain more insight into the functionality of a method you are unfamiliar with. You can even use Pry to get a summary of a method's documentation. Let's see that next.</text:p>
      <text:h text:style-name="Heading_20_4" text:outline-level="4">show-doc</text:h>
      <text:p text:style-name="Text_20_body">We can use <text:span text:style-name="Source_20_Text">show-doc</text:span> to show a documentation summary for a given method. For example, if we want to learn more about the <text:span text:style-name="Source_20_Text">end_with?</text:span> method from the example above, we can use the pry command <text:span text:style-name="Source_20_Text">show-doc String#end_with?</text:span>. We'll need to follow this <text:span text:style-name="Emphasis">#</text:span> notation closely as the output from <text:span text:style-name="Source_20_Text">ls</text:span> suggests.</text:p>
      <text:p text:style-name="Preformatted_20_Text"><text:span text:style-name="Source_20_Text"><text:span text:style-name="T1">[</text:span></text:span><text:span text:style-name="Source_20_Text"><text:span text:style-name="T3">2</text:span></text:span><text:span text:style-name="Source_20_Text"><text:span text:style-name="T1">] pry(main)&gt; show-doc </text:span></text:span><text:span text:style-name="Source_20_Text"><text:span text:style-name="T4">String</text:span></text:span><text:span text:style-name="Source_20_Text"><text:span text:style-name="T2">#end_with?</text:span></text:span></text:p>
      <text:p text:style-name="Preformatted_20_Text"/>
      <text:p text:style-name="Preformatted_20_Text"><text:span text:style-name="Source_20_Text"><text:span text:style-name="T5">From</text:span></text:span><text:span text:style-name="Source_20_Text"><text:span text:style-name="T1">: </text:span></text:span><text:span text:style-name="Source_20_Text"><text:span text:style-name="T4">string</text:span></text:span><text:span text:style-name="Source_20_Text"><text:span text:style-name="T1">.c (C Method):</text:span></text:span></text:p>
      <text:p text:style-name="Preformatted_20_Text"><text:span text:style-name="Source_20_Text"><text:span text:style-name="T1">Owner: </text:span></text:span><text:span text:style-name="Source_20_Text"><text:span text:style-name="T4">String</text:span></text:span></text:p>
      <text:p text:style-name="Preformatted_20_Text"><text:span text:style-name="Source_20_Text"><text:span text:style-name="T1">Visibility: </text:span></text:span><text:span text:style-name="Source_20_Text"><text:span text:style-name="T5">public</text:span></text:span></text:p>
      <text:p text:style-name="Preformatted_20_Text"><text:span text:style-name="Source_20_Text"><text:span text:style-name="T1">Signature: end_with?(*arg1)</text:span></text:span></text:p>
      <text:p text:style-name="Preformatted_20_Text"><text:span text:style-name="Source_20_Text"><text:span text:style-name="T1">Number </text:span></text:span><text:span text:style-name="Source_20_Text"><text:span text:style-name="T5">of</text:span></text:span><text:span text:style-name="Source_20_Text"><text:span text:style-name="T1"> lines: </text:span></text:span><text:span text:style-name="Source_20_Text"><text:span text:style-name="T3">7</text:span></text:span></text:p>
      <text:p text:style-name="Preformatted_20_Text"/>
      <text:p text:style-name="Preformatted_20_Text"><text:span text:style-name="Source_20_Text"><text:span text:style-name="T1">Returns </text:span></text:span><text:span text:style-name="Source_20_Text"><text:span text:style-name="T3">true</text:span></text:span><text:span text:style-name="Source_20_Text"><text:span text:style-name="T1"> </text:span></text:span><text:span text:style-name="Source_20_Text"><text:span text:style-name="T5">if</text:span></text:span><text:span text:style-name="Source_20_Text"><text:span text:style-name="T1"> str ends </text:span></text:span><text:span text:style-name="Source_20_Text"><text:span text:style-name="T5">with</text:span></text:span><text:span text:style-name="Source_20_Text"><text:span text:style-name="T1"> one </text:span></text:span><text:span text:style-name="Source_20_Text"><text:span text:style-name="T5">of</text:span></text:span><text:span text:style-name="Source_20_Text"><text:span text:style-name="T1"> the suffixes given.</text:span></text:span></text:p>
      <text:p text:style-name="Preformatted_20_Text"/>
      <text:p text:style-name="Preformatted_20_Text"><text:soft-page-break/><text:span text:style-name="Source_20_Text"><text:span text:style-name="T1"><text:s text:c="2"/></text:span></text:span><text:span text:style-name="Source_20_Text"><text:span text:style-name="T4">"hello"</text:span></text:span><text:span text:style-name="Source_20_Text"><text:span text:style-name="T1">.end_with?(</text:span></text:span><text:span text:style-name="Source_20_Text"><text:span text:style-name="T4">"ello"</text:span></text:span><text:span text:style-name="Source_20_Text"><text:span text:style-name="T1">) <text:s text:c="14"/></text:span></text:span><text:span text:style-name="Source_20_Text"><text:span text:style-name="T2">#=&gt; true</text:span></text:span></text:p>
      <text:p text:style-name="Preformatted_20_Text"/>
      <text:p text:style-name="Preformatted_20_Text"><text:span text:style-name="Source_20_Text"><text:span text:style-name="T1"><text:s text:c="2"/></text:span></text:span><text:span text:style-name="Source_20_Text"><text:span text:style-name="T2"># returns true if one of the suffixes matches.</text:span></text:span></text:p>
      <text:p text:style-name="Preformatted_20_Text"><text:span text:style-name="Source_20_Text"><text:span text:style-name="T1"><text:s text:c="2"/></text:span></text:span><text:span text:style-name="Source_20_Text"><text:span text:style-name="T4">"hello"</text:span></text:span><text:span text:style-name="Source_20_Text"><text:span text:style-name="T1">.end_with?(</text:span></text:span><text:span text:style-name="Source_20_Text"><text:span text:style-name="T4">"heaven"</text:span></text:span><text:span text:style-name="Source_20_Text"><text:span text:style-name="T1">, </text:span></text:span><text:span text:style-name="Source_20_Text"><text:span text:style-name="T4">"ello"</text:span></text:span><text:span text:style-name="Source_20_Text"><text:span text:style-name="T1">) <text:s text:c="4"/></text:span></text:span><text:span text:style-name="Source_20_Text"><text:span text:style-name="T2">#=&gt; true</text:span></text:span></text:p>
      <text:p text:style-name="P3"><text:span text:style-name="Source_20_Text"><text:span text:style-name="T1"><text:s text:c="2"/></text:span></text:span><text:span text:style-name="Source_20_Text"><text:span text:style-name="T4">"hello"</text:span></text:span><text:span text:style-name="Source_20_Text"><text:span text:style-name="T1">.end_with?(</text:span></text:span><text:span text:style-name="Source_20_Text"><text:span text:style-name="T4">"heaven"</text:span></text:span><text:span text:style-name="Source_20_Text"><text:span text:style-name="T1">, </text:span></text:span><text:span text:style-name="Source_20_Text"><text:span text:style-name="T4">"paradise"</text:span></text:span><text:span text:style-name="Source_20_Text"><text:span text:style-name="T1">) </text:span></text:span><text:span text:style-name="Source_20_Text"><text:span text:style-name="T2">#=&gt; false</text:span></text:span></text:p>
      <text:p text:style-name="Text_20_body">Some of the initial verbiage won't be particularly useful to us at this point, but looking at the latter synopsis and examples provided, we can get a really good idea of how one could use this method. If you still can't gather the usage of a method, then you should view the full documentation article in the <text:a xlink:type="simple" xlink:href="https://ruby-doc.org/" office:target-frame-name="_blank" xlink:show="new" text:style-name="Internet_20_link" text:visited-style-name="Visited_20_Internet_20_Link">Ruby Docs</text:a> in your web browser.</text:p>
      <text:h text:style-name="Heading_20_4" text:outline-level="4">load</text:h>
      <text:p text:style-name="Text_20_body">This is not a Pry specific command, but you'll find it useful nonetheless when you want to bring an entire files worth of Ruby code into your Pry session. If we begin a Pry session in the same folder where we have a <text:span text:style-name="Source_20_Text">.rb</text:span> file. We can load the entire file into Pry and begin playing with it.</text:p>
      <text:p text:style-name="Text_20_body">Let's say our command line is located in <text:span text:style-name="Source_20_Text">my_ruby_code/</text:span> and there is a <text:span text:style-name="Source_20_Text">code.rb</text:span> file within that we want to load into pry. Our folder structure is set up like so:</text:p>
      <text:p text:style-name="Preformatted_20_Text"><text:span text:style-name="Source_20_Text"><text:span text:style-name="T1">my_ruby_code/</text:span></text:span></text:p>
      <text:p text:style-name="P3"><text:span text:style-name="Source_20_Text"><text:span text:style-name="T1">└── </text:span></text:span><text:span text:style-name="Source_20_Text"><text:span text:style-name="T5">code</text:span></text:span><text:span text:style-name="Source_20_Text"><text:span text:style-name="T1">.rb</text:span></text:span></text:p>
      <text:p text:style-name="Text_20_body">Then we can load the file into pry:</text:p>
      <text:p text:style-name="Preformatted_20_Text"><text:span text:style-name="Source_20_Text"><text:span text:style-name="T1">~/Desktop/my_ruby_code$ ls</text:span></text:span></text:p>
      <text:p text:style-name="Preformatted_20_Text"><text:span text:style-name="Source_20_Text"><text:span text:style-name="T1">code.rb</text:span></text:span></text:p>
      <text:p text:style-name="Preformatted_20_Text"/>
      <text:p text:style-name="Preformatted_20_Text"><text:span text:style-name="Source_20_Text"><text:span text:style-name="T1">~/Desktop/my_ruby_code$ cat code.rb</text:span></text:span></text:p>
      <text:p text:style-name="Preformatted_20_Text"><text:span text:style-name="Source_20_Text"><text:span text:style-name="T1">def is_prime?(num)</text:span></text:span></text:p>
      <text:p text:style-name="Preformatted_20_Text"><text:span text:style-name="Source_20_Text"><text:span text:style-name="T1"><text:s text:c="2"/>(</text:span></text:span><text:span text:style-name="Source_20_Text"><text:span text:style-name="T3">2</text:span></text:span><text:span text:style-name="Source_20_Text"><text:span text:style-name="T1">...num).each do |factor|</text:span></text:span></text:p>
      <text:p text:style-name="Preformatted_20_Text"><text:span text:style-name="Source_20_Text"><text:span text:style-name="T1"><text:s text:c="4"/>return </text:span></text:span><text:span text:style-name="Source_20_Text"><text:span text:style-name="T4">false</text:span></text:span><text:span text:style-name="Source_20_Text"><text:span text:style-name="T1"> </text:span></text:span><text:span text:style-name="Source_20_Text"><text:span text:style-name="T4">if</text:span></text:span><text:span text:style-name="Source_20_Text"><text:span text:style-name="T1"> num % factor == </text:span></text:span><text:span text:style-name="Source_20_Text"><text:span text:style-name="T3">0</text:span></text:span></text:p>
      <text:p text:style-name="Preformatted_20_Text"><text:span text:style-name="Source_20_Text"><text:span text:style-name="T1"><text:s text:c="2"/>end</text:span></text:span></text:p>
      <text:p text:style-name="Preformatted_20_Text"/>
      <text:p text:style-name="Preformatted_20_Text"><text:span text:style-name="Source_20_Text"><text:span text:style-name="T1"><text:s text:c="2"/>num &gt; </text:span></text:span><text:span text:style-name="Source_20_Text"><text:span text:style-name="T3">1</text:span></text:span></text:p>
      <text:p text:style-name="Preformatted_20_Text"><text:span text:style-name="Source_20_Text"><text:span text:style-name="T1">end</text:span></text:span></text:p>
      <text:p text:style-name="Preformatted_20_Text"/>
      <text:p text:style-name="Preformatted_20_Text"><text:span text:style-name="Source_20_Text"><text:span text:style-name="T1">~/Desktop/my_ruby_code$ pry</text:span></text:span></text:p>
      <text:p text:style-name="Preformatted_20_Text"><text:span text:style-name="Source_20_Text"><text:span text:style-name="T1">[</text:span></text:span><text:span text:style-name="Source_20_Text"><text:span text:style-name="T3">1</text:span></text:span><text:span text:style-name="Source_20_Text"><text:span text:style-name="T1">] pry(main)&gt; load </text:span></text:span><text:span text:style-name="Source_20_Text"><text:span text:style-name="T4">"code.rb"</text:span></text:span></text:p>
      <text:p text:style-name="Preformatted_20_Text"><text:span text:style-name="Source_20_Text"><text:span text:style-name="T1">=&gt; </text:span></text:span><text:span text:style-name="Source_20_Text"><text:span text:style-name="T4">true</text:span></text:span></text:p>
      <text:p text:style-name="Preformatted_20_Text"><text:span text:style-name="Source_20_Text"><text:span text:style-name="T1">[</text:span></text:span><text:span text:style-name="Source_20_Text"><text:span text:style-name="T3">2</text:span></text:span><text:span text:style-name="Source_20_Text"><text:span text:style-name="T1">] pry(main)&gt; is_prime?(</text:span></text:span><text:span text:style-name="Source_20_Text"><text:span text:style-name="T3">16</text:span></text:span><text:span text:style-name="Source_20_Text"><text:span text:style-name="T1">)</text:span></text:span></text:p>
      <text:p text:style-name="Preformatted_20_Text"><text:span text:style-name="Source_20_Text"><text:span text:style-name="T1">=&gt; </text:span></text:span><text:span text:style-name="Source_20_Text"><text:span text:style-name="T4">false</text:span></text:span></text:p>
      <text:p text:style-name="Preformatted_20_Text"><text:span text:style-name="Source_20_Text"><text:span text:style-name="T1">[</text:span></text:span><text:span text:style-name="Source_20_Text"><text:span text:style-name="T3">3</text:span></text:span><text:span text:style-name="Source_20_Text"><text:span text:style-name="T1">] pry(main)&gt; is_prime?(</text:span></text:span><text:span text:style-name="Source_20_Text"><text:span text:style-name="T3">7</text:span></text:span><text:span text:style-name="Source_20_Text"><text:span text:style-name="T1">)</text:span></text:span></text:p>
      <text:p text:style-name="Preformatted_20_Text"><text:span text:style-name="Source_20_Text"><text:span text:style-name="T1">=&gt; </text:span></text:span><text:span text:style-name="Source_20_Text"><text:span text:style-name="T4">true</text:span></text:span></text:p>
      <text:p text:style-name="P3"><text:span text:style-name="Source_20_Text"><text:span text:style-name="T1">[</text:span></text:span><text:span text:style-name="Source_20_Text"><text:span text:style-name="T3">4</text:span></text:span><text:span text:style-name="Source_20_Text"><text:span text:style-name="T1">] pry(main)&gt;</text:span></text:span></text:p>
      <text:h text:style-name="Heading_20_4" text:outline-level="4">show-source</text:h>
      <text:p text:style-name="Text_20_body">If we want to see the code that implements a method, we call this the <text:span text:style-name="Emphasis">source code</text:span>, we can use the <text:span text:style-name="Source_20_Text">show-source</text:span> method. Let's say we previously copy and pasted a definition for <text:span text:style-name="Source_20_Text">is_prime?</text:span> into our Pry session, then we could view the original source using <text:span text:style-name="Source_20_Text">show-source is_prime?</text:span>:</text:p>
      <text:p text:style-name="Preformatted_20_Text"><text:span text:style-name="Source_20_Text"><text:span text:style-name="T1">[</text:span></text:span><text:span text:style-name="Source_20_Text"><text:span text:style-name="T3">5</text:span></text:span><text:span text:style-name="Source_20_Text"><text:span text:style-name="T1">] pry(main)&gt; </text:span></text:span><text:span text:style-name="Source_20_Text"><text:span text:style-name="T5">show</text:span></text:span><text:span text:style-name="Source_20_Text"><text:span text:style-name="T1">-source is_prime?</text:span></text:span></text:p>
      <text:p text:style-name="Preformatted_20_Text"/>
      <text:p text:style-name="Preformatted_20_Text"><text:soft-page-break/><text:span text:style-name="Source_20_Text"><text:span text:style-name="T5">From</text:span></text:span><text:span text:style-name="Source_20_Text"><text:span text:style-name="T1">: (pry) @ </text:span></text:span><text:span text:style-name="Source_20_Text"><text:span text:style-name="T4">line</text:span></text:span><text:span text:style-name="Source_20_Text"><text:span text:style-name="T1"> </text:span></text:span><text:span text:style-name="Source_20_Text"><text:span text:style-name="T3">1</text:span></text:span><text:span text:style-name="Source_20_Text"><text:span text:style-name="T1">:</text:span></text:span></text:p>
      <text:p text:style-name="Preformatted_20_Text"><text:span text:style-name="Source_20_Text"><text:span text:style-name="T5">Owner</text:span></text:span><text:span text:style-name="Source_20_Text"><text:span text:style-name="T1">: </text:span></text:span><text:span text:style-name="Source_20_Text"><text:span text:style-name="T5">Object</text:span></text:span></text:p>
      <text:p text:style-name="Preformatted_20_Text"><text:span text:style-name="Source_20_Text"><text:span text:style-name="T1">Visibility: </text:span></text:span><text:span text:style-name="Source_20_Text"><text:span text:style-name="T4">public</text:span></text:span></text:p>
      <text:p text:style-name="Preformatted_20_Text"><text:span text:style-name="Source_20_Text"><text:span text:style-name="T1">Number </text:span></text:span><text:span text:style-name="Source_20_Text"><text:span text:style-name="T5">of</text:span></text:span><text:span text:style-name="Source_20_Text"><text:span text:style-name="T1"> lines: </text:span></text:span><text:span text:style-name="Source_20_Text"><text:span text:style-name="T3">7</text:span></text:span></text:p>
      <text:p text:style-name="Preformatted_20_Text"/>
      <text:p text:style-name="Preformatted_20_Text"><text:span text:style-name="Source_20_Text"><text:span text:style-name="T1">def is_prime?(num)</text:span></text:span></text:p>
      <text:p text:style-name="Preformatted_20_Text"><text:span text:style-name="Source_20_Text"><text:span text:style-name="T1"><text:s text:c="2"/>(</text:span></text:span><text:span text:style-name="Source_20_Text"><text:span text:style-name="T3">2.</text:span></text:span><text:span text:style-name="Source_20_Text"><text:span text:style-name="T1">..num).</text:span></text:span><text:span text:style-name="Source_20_Text"><text:span text:style-name="T5">each</text:span></text:span><text:span text:style-name="Source_20_Text"><text:span text:style-name="T1"> </text:span></text:span><text:span text:style-name="Source_20_Text"><text:span text:style-name="T5">do</text:span></text:span><text:span text:style-name="Source_20_Text"><text:span text:style-name="T1"> |factor|</text:span></text:span></text:p>
      <text:p text:style-name="Preformatted_20_Text"><text:span text:style-name="Source_20_Text"><text:span text:style-name="T1"><text:s text:c="4"/></text:span></text:span><text:span text:style-name="Source_20_Text"><text:span text:style-name="T5">return</text:span></text:span><text:span text:style-name="Source_20_Text"><text:span text:style-name="T1"> </text:span></text:span><text:span text:style-name="Source_20_Text"><text:span text:style-name="T5">false</text:span></text:span><text:span text:style-name="Source_20_Text"><text:span text:style-name="T1"> </text:span></text:span><text:span text:style-name="Source_20_Text"><text:span text:style-name="T5">if</text:span></text:span><text:span text:style-name="Source_20_Text"><text:span text:style-name="T1"> num % factor == </text:span></text:span><text:span text:style-name="Source_20_Text"><text:span text:style-name="T3">0</text:span></text:span></text:p>
      <text:p text:style-name="Preformatted_20_Text"><text:span text:style-name="Source_20_Text"><text:span text:style-name="T1"><text:s text:c="2"/></text:span></text:span><text:span text:style-name="Source_20_Text"><text:span text:style-name="T5">end</text:span></text:span></text:p>
      <text:p text:style-name="Preformatted_20_Text"/>
      <text:p text:style-name="Preformatted_20_Text"><text:span text:style-name="Source_20_Text"><text:span text:style-name="T1"><text:s text:c="2"/>num &gt; </text:span></text:span><text:span text:style-name="Source_20_Text"><text:span text:style-name="T3">1</text:span></text:span></text:p>
      <text:p text:style-name="P3"><text:span text:style-name="Source_20_Text"><text:span text:style-name="T5">end</text:span></text:span></text:p>
      <text:p text:style-name="Text_20_body">You'll find the few commands above the most useful as you code, so you should focus on this handful of commands for now. However, there is much more we can do with Pry; feel free to read about it in the <text:a xlink:type="simple" xlink:href="https://github.com/pry/pry/blob/master/README.md" office:target-frame-name="_blank" xlink:show="new" text:style-name="Internet_20_link" text:visited-style-name="Visited_20_Internet_20_Link">Pry GitHub</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4T21:36:31.055621576</meta:creation-date>
    <dc:date>2019-07-14T21:37:01.958438129</dc:date>
    <meta:editing-duration>PT31S</meta:editing-duration>
    <meta:editing-cycles>1</meta:editing-cycles>
    <meta:document-statistic meta:table-count="0" meta:image-count="0" meta:object-count="0" meta:page-count="4" meta:paragraph-count="93" meta:word-count="940" meta:character-count="6718" meta:non-whitespace-character-count="4747"/>
    <meta:generator>LibreOffice/5.1.6.2$Linux_X86_64 LibreOffice_project/10m0$Build-2</meta:generator>
  </office:meta>
</office:document-meta>
</file>